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Montserrat" svg:font-family="Montserrat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9cm"/>
    </style:style>
    <style:style style:name="co2" style:family="table-column">
      <style:table-column-properties fo:break-before="auto" style:column-width="11.451cm"/>
    </style:style>
    <style:style style:name="co3" style:family="table-column">
      <style:table-column-properties fo:break-before="auto" style:column-width="12.121cm"/>
    </style:style>
    <style:style style:name="co4" style:family="table-column">
      <style:table-column-properties fo:break-before="auto" style:column-width="10.904cm"/>
    </style:style>
    <style:style style:name="co5" style:family="table-column">
      <style:table-column-properties fo:break-before="auto" style:column-width="2.828cm"/>
    </style:style>
    <style:style style:name="ro1" style:family="table-row">
      <style:table-row-properties style:row-height="5.265cm" fo:break-before="auto" style:use-optimal-row-height="false"/>
    </style:style>
    <style:style style:name="ro2" style:family="table-row">
      <style:table-row-properties style:row-height="4.022cm" fo:break-before="auto" style:use-optimal-row-height="false"/>
    </style:style>
    <style:style style:name="ro3" style:family="table-row">
      <style:table-row-properties style:row-height="2.579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6pt" fo:font-style="normal" fo:text-shadow="none" style:text-underline-style="none" fo:font-weight="normal" style:font-size-asian="16pt" style:font-style-asian="normal" style:font-weight-asian="normal" style:font-name-complex="Montserrat" style:font-size-complex="16pt" style:font-style-complex="normal" style:font-weight-complex="normal"/>
    </style:style>
    <style:style style:name="ce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6pt" fo:font-style="normal" fo:text-shadow="none" style:text-underline-style="none" fo:font-weight="normal" style:font-size-asian="16pt" style:font-style-asian="normal" style:font-weight-asian="normal" style:font-name-complex="Montserrat" style:font-size-complex="16pt" style:font-style-complex="normal" style:font-weight-complex="normal"/>
    </style:style>
    <style:style style:name="ce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5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6" style:family="table-cell" style:parent-style-name="Excel_20_Built-in_20_Normal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ontserrat" fo:font-size="16pt" fo:font-style="italic" fo:text-shadow="none" style:text-underline-style="none" fo:font-weight="bold" style:font-size-asian="16pt" style:font-style-asian="italic" style:font-weight-asian="bold" style:font-name-complex="Montserrat" style:font-size-complex="16pt" style:font-style-complex="italic" style:font-weight-complex="bold"/>
    </style:style>
    <style:style style:name="ce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6pt" fo:font-style="italic" fo:text-shadow="none" style:text-underline-style="none" fo:font-weight="bold" style:font-size-asian="16pt" style:font-style-asian="italic" style:font-weight-asian="bold" style:font-name-complex="Montserrat" style:font-size-complex="16pt" style:font-style-complex="italic" style:font-weight-complex="bold"/>
    </style:style>
    <style:style style:name="ce1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1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2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6pt" fo:font-style="italic" fo:text-shadow="none" style:text-underline-style="none" fo:font-weight="bold" style:font-size-asian="16pt" style:font-style-asian="italic" style:font-weight-asian="bold" style:font-name-complex="Montserrat" style:font-size-complex="16pt" style:font-style-complex="italic" style:font-weight-complex="bold"/>
    </style:style>
    <style:style style:name="ce14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6pt" fo:font-style="italic" fo:text-shadow="none" style:text-underline-style="none" fo:font-weight="bold" style:font-size-asian="16pt" style:font-style-asian="italic" style:font-weight-asian="bold" style:font-name-complex="Montserrat" style:font-size-complex="16pt" style:font-style-complex="italic" style:font-weight-complex="bold"/>
    </style:style>
    <style:style style:name="ce15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6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6pt" fo:font-style="italic" fo:text-shadow="none" style:text-underline-style="none" fo:font-weight="bold" style:font-size-asian="16pt" style:font-style-asian="italic" style:font-weight-asian="bold" style:font-name-complex="Montserrat" style:font-size-complex="16pt" style:font-style-complex="italic" style:font-weight-complex="bold"/>
    </style:style>
    <style:style style:name="ce18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6pt" fo:font-style="italic" fo:text-shadow="none" style:text-underline-style="none" fo:font-weight="bold" style:font-size-asian="16pt" style:font-style-asian="italic" style:font-weight-asian="bold" style:font-name-complex="Montserrat" style:font-size-complex="16pt" style:font-style-complex="italic" style:font-weight-complex="bold"/>
    </style:style>
    <style:style style:name="ce2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21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22" style:family="table-cell" style:parent-style-name="Excel_20_Built-in_20_Normal">
      <style:table-cell-properties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 de test" table:style-name="ta1" table:print="false">
        <office:forms form:automatic-focus="false" form:apply-design-mode="false"/>
        <table:table-column table:style-name="co1" table:default-cell-style-name="ce6"/>
        <table:table-column table:style-name="co2" table:number-columns-repeated="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19" table:default-cell-style-name="ce6"/>
        <table:table-row table:style-name="ro1">
          <table:table-cell table:style-name="ce1"/>
          <table:table-cell table:style-name="ce7" office:value-type="string">
            <text:p>Fonctionnalité</text:p>
          </table:table-cell>
          <table:table-cell table:style-name="ce12" office:value-type="string">
            <text:p>Action</text:p>
          </table:table-cell>
          <table:table-cell table:style-name="ce12" office:value-type="string">
            <text:p>Résultat attendu</text:p>
          </table:table-cell>
          <table:table-cell table:style-name="ce18" office:value-type="string">
            <text:p>Résultat observé</text:p>
          </table:table-cell>
          <table:table-cell table:style-name="ce22" table:number-columns-repeated="101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8" office:value-type="string">
            <text:p>Affichage des produits sur la page d’accueil</text:p>
          </table:table-cell>
          <table:table-cell table:style-name="ce13" office:value-type="string">
            <text:p>se rendre sur la page d’accueil</text:p>
          </table:table-cell>
          <table:table-cell table:style-name="ce17" office:value-type="string">
            <text:p>Les articles apparaissent à l'écran</text:p>
          </table:table-cell>
          <table:table-cell table:style-name="ce17" office:value-type="string">
            <text:p>OK : Les produits s'affichent correctement KO : Le serveur node js n'est pas démarré/erreur dans l'adresse de l'API</text:p>
          </table:table-cell>
          <table:table-cell table:style-name="ce22" table:number-columns-repeated="1019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Sélection d'un produit</text:p>
          </table:table-cell>
          <table:table-cell table:style-name="ce13" office:value-type="string">
            <text:p>redirection vers la page produit</text:p>
          </table:table-cell>
          <table:table-cell table:style-name="ce14" office:value-type="string">
            <text:p>Affichage du produit sélectionné</text:p>
          </table:table-cell>
          <table:table-cell table:style-name="ce19" office:value-type="string">
            <text:p>OK : Le bon produit s'affiche avec les détails (couleur, nom, description, prix) KO : rien ne s'affiche – vérification du bonne envoi de l'id en paramètre de l'URL info manquante – vérification de la fonction getProduct en page product.js</text:p>
          </table:table-cell>
          <table:table-cell table:style-name="ce22" table:number-columns-repeated="1019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8" office:value-type="string">
            <text:p>Récupération du produit sélectionné en page d’accueil</text:p>
          </table:table-cell>
          <table:table-cell table:style-name="ce13" office:value-type="string">
            <text:p>Se rendre sur la page produit</text:p>
          </table:table-cell>
          <table:table-cell table:style-name="ce13" office:value-type="string">
            <text:p>Récupération de l'article choisit par son ID</text:p>
          </table:table-cell>
          <table:table-cell table:style-name="ce13" office:value-type="string">
            <text:p>OK : la <text:s/>carte du bon produit s'affiche avec les détails (couleur, nom, description, prix) KO : API non connecté au serveur</text:p>
          </table:table-cell>
          <table:table-cell table:style-name="ce22" table:number-columns-repeated="1019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8" office:value-type="string">
            <text:p>Validation des informations du produit</text:p>
          </table:table-cell>
          <table:table-cell table:style-name="ce13" office:value-type="string">
            <text:p>Ajout d'un produit au panier </text:p>
          </table:table-cell>
          <table:table-cell table:style-name="ce14" office:value-type="string">
            <text:p>Les données sont stockées dans le LS</text:p>
          </table:table-cell>
          <table:table-cell table:style-name="ce19" office:value-type="string">
            <text:p>OK : Le produit apparaît dans la page panier KO : Le produit n'apparaît pas dans la page panier- problème sur la fonction ajoutPanier- problème sur l'API(prix) ou le Localstorage</text:p>
          </table:table-cell>
          <table:table-cell table:style-name="ce22" table:number-columns-repeated="1019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8" office:value-type="string">
            <text:p>Sélection d'un ou plusieurs produits</text:p>
          </table:table-cell>
          <table:table-cell table:style-name="ce13" office:value-type="string">
            <text:p>Récupération de données stockées dans l'API et le LS</text:p>
          </table:table-cell>
          <table:table-cell table:style-name="ce14" office:value-type="string">
            <text:p>Récupération de l'article choisit le LS</text:p>
          </table:table-cell>
          <table:table-cell table:style-name="ce13" office:value-type="string">
            <text:p>OK : les produits s'affichent avec les détails (couleur, nom, <text:s/>prix, quantité) KO : API non connecté au serveur/erreur dans la fonction d'affichage</text:p>
          </table:table-cell>
          <table:table-cell table:style-name="ce22" table:number-columns-repeated="1019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9" office:value-type="string">
            <text:p>Suppression d'un ou plusieurs produits</text:p>
          </table:table-cell>
          <table:table-cell table:style-name="ce13" office:value-type="string">
            <text:p>Suppression d'une ligne du LS</text:p>
          </table:table-cell>
          <table:table-cell table:style-name="ce14" office:value-type="string">
            <text:p>Le produit n’apparaît plus dans le panier</text:p>
          </table:table-cell>
          <table:table-cell table:style-name="ce14" office:value-type="string">
            <text:p>OK : la ligne concernant le produit disparaît du panier. KO : Erreur dans la fonction supprimer </text:p>
          </table:table-cell>
          <table:table-cell table:style-name="ce22" table:number-columns-repeated="1019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9" office:value-type="string">
            <text:p>Modification des quantités du produits</text:p>
          </table:table-cell>
          <table:table-cell table:style-name="ce14" office:value-type="string">
            <text:p>Modification du nombre de produit dans le LS</text:p>
          </table:table-cell>
          <table:table-cell table:style-name="ce14" office:value-type="string">
            <text:p>Le nombre du produit dans le panier change</text:p>
          </table:table-cell>
          <table:table-cell table:style-name="ce19" office:value-type="string">
            <text:p>OK : Changement des quantité sur le produit concerné KO : Erreur dans la fonction Modifié</text:p>
          </table:table-cell>
          <table:table-cell table:style-name="ce22" table:number-columns-repeated="1019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9" office:value-type="string">
            <text:p>Vérification et Récupération des informations clients</text:p>
          </table:table-cell>
          <table:table-cell table:style-name="ce14" office:value-type="string">
            <text:p>Stockage des données saisies par l'utilisateur dans le LS</text:p>
          </table:table-cell>
          <table:table-cell table:style-name="ce14" office:value-type="string">
            <text:p>Renvoi sur la page Confirmation</text:p>
          </table:table-cell>
          <table:table-cell table:style-name="ce19" office:value-type="string">
            <text:p>OK : Changement de page (confirmation)KO : Impossible de confirmer (formulaire mal renseigné, regex non adaptée)</text:p>
          </table:table-cell>
          <table:table-cell table:style-name="ce22" table:number-columns-repeated="1019"/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9" office:value-type="string">
            <text:p>Confirmation de la commande</text:p>
          </table:table-cell>
          <table:table-cell table:style-name="ce9" office:value-type="string">
            <text:p>Affichage d'un numéro de commande</text:p>
          </table:table-cell>
          <table:table-cell table:style-name="ce9" office:value-type="string">
            <text:p>l' ID commande s'affiche </text:p>
          </table:table-cell>
          <table:table-cell table:style-name="ce9" office:value-type="string">
            <text:p>OK : L'ID correspond bien à celle de l'URL KO : Aucun ID ne s'affiche-API non raccordé/erreur dans la fonction(confirm)</text:p>
          </table:table-cell>
          <table:table-cell table:number-columns-repeated="1019"/>
        </table:table-row>
        <table:table-row table:style-name="ro3">
          <table:table-cell table:style-name="ce4" office:value-type="float" office:value="10">
            <text:p>10</text:p>
          </table:table-cell>
          <table:table-cell table:style-name="ce9" office:value-type="string">
            <text:p>Suppression du Local Storage</text:p>
          </table:table-cell>
          <table:table-cell table:style-name="ce9" office:value-type="string">
            <text:p>Efface les données du Local Storage</text:p>
          </table:table-cell>
          <table:table-cell table:style-name="ce9" office:value-type="string">
            <text:p>Le Local Storage est vide</text:p>
          </table:table-cell>
          <table:table-cell table:style-name="ce9" office:value-type="string">
            <text:p>OK:Le panier est de nouveau vide KO : erreur dans la fonction (confirm)</text:p>
          </table:table-cell>
          <table:table-cell table:number-columns-repeated="1019"/>
        </table:table-row>
        <table:table-row table:style-name="ro3" table:number-rows-repeated="10">
          <table:table-cell table:style-name="ce4"/>
          <table:table-cell table:style-name="ce10"/>
          <table:table-cell table:style-name="ce15" table:number-columns-repeated="2"/>
          <table:table-cell table:style-name="ce20"/>
          <table:table-cell table:number-columns-repeated="1019"/>
        </table:table-row>
        <table:table-row table:style-name="ro3">
          <table:table-cell table:style-name="ce5"/>
          <table:table-cell table:style-name="ce11"/>
          <table:table-cell table:style-name="ce16" table:number-columns-repeated="2"/>
          <table:table-cell table:style-name="ce21"/>
          <table:table-cell table:number-columns-repeated="1019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Montserrat" svg:font-family="Montserrat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fr" number:country="FR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number:number-style style:name="N8128P0" style:volatile="true" number:language="fr" number:country="FR">
      <number:number number:decimal-places="0" number:min-integer-digits="1" number:grouping="true"/>
      <number:text> €</number:text>
    </number:number-style>
    <number:number-style style:name="N8128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28P0"/>
    </number:number-style>
    <number:number-style style:name="N8129P0" style:volatile="true" number:language="fr" number:country="FR">
      <number:number number:decimal-places="0" number:min-integer-digits="1" number:grouping="true"/>
      <number:text> €</number:text>
    </number:number-style>
    <number:number-style style:name="N8129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9P0"/>
    </number:number-style>
    <number:number-style style:name="N8130P0" style:volatile="true" number:language="fr" number:country="FR">
      <number:number number:decimal-places="2" number:min-integer-digits="1" number:grouping="true"/>
      <number:text> €</number:text>
    </number:number-style>
    <number:number-style style:name="N813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30P0"/>
    </number:number-style>
    <number:number-style style:name="N8131P0" style:volatile="true" number:language="fr" number:country="FR">
      <number:number number:decimal-places="2" number:min-integer-digits="1" number:grouping="true"/>
      <number:text> €</number:text>
    </number:number-style>
    <number:number-style style:name="N813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31P0"/>
    </number:number-style>
    <number:number-style style:name="N8132P0" style:volatile="true" number:language="fr" number:country="FR">
      <number:number number:decimal-places="0" number:min-integer-digits="1" number:grouping="true"/>
      <number:text>   </number:text>
    </number:number-style>
    <number:number-style style:name="N813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32P0"/>
    </number:number-style>
    <number:number-style style:name="N8133P0" style:volatile="true" number:language="fr" number:country="FR">
      <number:number number:decimal-places="0" number:min-integer-digits="1" number:grouping="true"/>
      <number:text>   </number:text>
    </number:number-style>
    <number:number-style style:name="N813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33P0"/>
    </number:number-style>
    <number:number-style style:name="N8134P0" style:volatile="true" number:language="fr" number:country="FR">
      <number:number number:decimal-places="2" number:min-integer-digits="1" number:grouping="true"/>
      <number:text>   </number:text>
    </number:number-style>
    <number:number-style style:name="N813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34P0"/>
    </number:number-style>
    <number:number-style style:name="N8135P0" style:volatile="true" number:language="fr" number:country="FR">
      <number:number number:decimal-places="2" number:min-integer-digits="1" number:grouping="true"/>
      <number:text>   </number:text>
    </number:number-style>
    <number:number-style style:name="N813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35P0"/>
    </number:number-style>
    <number:number-style style:name="N8136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36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36P2" style:volatile="true" number:language="fr" number:country="FR">
      <number:text> -    </number:text>
    </number:number-style>
    <number:text-style style:name="N8136" number:language="fr" number:country="FR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37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7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7P2" style:volatile="true" number:language="fr" number:country="FR">
      <number:text> - € </number:text>
    </number:number-style>
    <number:text-style style:name="N8137" number:language="fr" number:country="FR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number-style style:name="N8138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8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8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8" number:language="fr" number:country="FR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number-style style:name="N8140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2.499cm" fo:margin-bottom="2.499cm" fo:margin-left="1.9cm" fo:margin-right="1.9cm" style:shadow="none" fo:background-color="transparent" style:print-page-order="ttb" style:first-page-number="continue" style:scale-to="45%" style:table-centering="both" style:writing-mode="lr-tb" style:print="charts drawings objects zero-values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04">04/09/2022</text:date>, <text:time>10:57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22-09-04T10:40:05</meta:print-date>
    <dc:date>2022-09-04T10:57:20.61</dc:date>
    <meta:document-statistic meta:table-count="1" meta:cell-count="54" meta:object-count="0"/>
    <meta:generator>OpenOffice/4.1.7$Win32 OpenOffice.org_project/417m1$Build-9800</meta:generator>
  </office:meta>
</office:document-meta>
</file>